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4cm" svg:stroke-color="#c5000b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3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4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gradient" draw:fill-gradient-name="Cyan_20_Gradient_20_2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="solid" draw:fill-color="#ffffff" draw:textarea-vertical-align="middle" draw:auto-grow-height="false" fo:min-height="0.749cm" fo:min-width="0.499cm" fo:wrap-option="wrap"/>
    </style:style>
    <style:style style:name="gr51" style:family="graphic" style:parent-style-name="standard">
      <style:graphic-properties draw:stroke="solid" svg:stroke-width="0.5cm" svg:stroke-color="#ffffff" draw:marker-start-width="0.95cm" draw:marker-end-width="0.95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2" style:family="graphic" style:parent-style-name="standard">
      <style:graphic-properties draw:stroke="solid" svg:stroke-width="0.5cm" svg:stroke-color="#ffffff" draw:marker-start-width="0.95cm" draw:marker-end-width="0.95cm" draw:fill="none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3" style:family="graphic" style:parent-style-name="standard">
      <style:graphic-properties draw:fill="solid" draw:fill-color="#000000" draw:textarea-vertical-align="middle"/>
    </style:style>
    <style:style style:name="gr54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66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76" style:family="graphic" style:parent-style-name="objectwithoutfill">
      <style:graphic-properties svg:stroke-width="0.1cm" svg:stroke-color="#ff6666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2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4" style:family="paragraph">
      <style:text-properties fo:color="#6666ff" style:font-name="Adobe Gothic Std B" fo:font-size="96pt" fo:text-shadow="1pt 1pt" style:font-size-asian="96pt" style:font-size-complex="96pt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1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3" style:family="text">
      <style:text-properties fo:color="#6666ff" style:font-name="Adobe Gothic Std B" fo:font-size="96pt" fo:text-shadow="1pt 1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326cm" svg:height="3.326cm" svg:x="19.6cm" svg:y="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20.026cm" svg:y="0.514cm">
          <draw:text-box>
            <text:p><text:span text:style-name="T8">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9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8cm" svg:height="4.086cm" svg:x="10cm" svg:y="7.199cm">
          <draw:text-box>
            <text:p><text:span text:style-name="T9">V</text:span></text:p>
          </draw:text-box>
        </draw:frame>
        <draw:custom-shape draw:style-name="gr21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8cm" svg:height="3.286cm" svg:x="14.8cm" svg:y="6.999cm">
          <draw:text-box>
            <text:p><text:span text:style-name="T10">V</text:span></text:p>
          </draw:text-box>
        </draw:frame>
        <draw:custom-shape draw:style-name="gr21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7cm" svg:height="2.012cm" svg:x="14.2cm" svg:y="8.788cm">
          <draw:text-box>
            <text:p><text:span text:style-name="T11">log</text:span></text:p>
          </draw:text-box>
        </draw:frame>
        <draw:frame draw:style-name="gr10" draw:text-style-name="P10" draw:layer="layout" svg:width="4.8cm" svg:height="4.086cm" svg:x="19.2cm" svg:y="7.199cm">
          <draw:text-box>
            <text:p><text:span text:style-name="T9">P</text:span></text:p>
          </draw:text-box>
        </draw:frame>
        <draw:custom-shape draw:style-name="gr21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4.086cm" svg:x="5.3cm" svg:y="7.199cm">
          <draw:text-box>
            <text:p><text:span text:style-name="T9">?</text:span></text:p>
          </draw:text-box>
        </draw:frame>
        <draw:custom-shape draw:style-name="gr21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5.9cm" svg:x2="18.092cm" svg:y2="8.6cm">
          <text:p/>
        </draw:line>
        <draw:line draw:style-name="gr25" draw:text-style-name="P1" draw:layer="layout" svg:x1="20.748cm" svg:y1="5.9cm" svg:x2="20.748cm" svg:y2="8.6cm">
          <text:p/>
        </draw:line>
        <draw:line draw:style-name="gr25" draw:text-style-name="P1" draw:layer="layout" svg:x1="20.748cm" svg:y1="4.4cm" svg:x2="18.092cm" svg:y2="5.8cm">
          <text:p/>
        </draw:line>
        <draw:line draw:style-name="gr25" draw:text-style-name="P1" draw:layer="layout" svg:x1="21.948cm" svg:y1="6.6cm" svg:x2="19.292cm" svg:y2="8cm">
          <text:p/>
        </draw:line>
        <draw:line draw:style-name="gr25" draw:text-style-name="P1" draw:layer="layout" svg:x1="16.792cm" svg:y1="6.6cm" svg:x2="19.448cm" svg:y2="8cm">
          <text:p/>
        </draw:line>
        <draw:line draw:style-name="gr25" draw:text-style-name="P1" draw:layer="layout" svg:x1="18.092cm" svg:y1="4.5cm" svg:x2="20.748cm" svg:y2="5.9cm">
          <text:p/>
        </draw:line>
        <draw:line draw:style-name="gr25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14.201cm" svg:x2="12.1cm" svg:y2="14.201cm">
          <text:p/>
        </draw:line>
        <draw:line draw:style-name="gr25" draw:text-style-name="P1" draw:layer="layout" svg:x1="6.8cm" svg:y1="15.477cm" svg:x2="12.1cm" svg:y2="15.477cm">
          <text:p/>
        </draw:line>
        <draw:line draw:style-name="gr25" draw:text-style-name="P1" draw:layer="layout" svg:x1="9.392cm" svg:y1="11.6cm" svg:x2="9.392cm" svg:y2="16.9cm">
          <text:p/>
        </draw:line>
        <draw:line draw:style-name="gr25" draw:text-style-name="P1" draw:layer="layout" svg:x1="10.668cm" svg:y1="11.6cm" svg:x2="10.668cm" svg:y2="16.9cm">
          <text:p/>
        </draw:line>
        <draw:line draw:style-name="gr25" draw:text-style-name="P1" draw:layer="layout" svg:x1="8.116cm" svg:y1="11.6cm" svg:x2="8.116cm" svg:y2="16.9cm">
          <text:p/>
        </draw:line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13.6cm" svg:x2="18.092cm" svg:y2="16.3cm">
          <text:p/>
        </draw:line>
        <draw:line draw:style-name="gr25" draw:text-style-name="P1" draw:layer="layout" svg:x1="20.748cm" svg:y1="13.6cm" svg:x2="20.748cm" svg:y2="16.3cm">
          <text:p/>
        </draw:line>
        <draw:line draw:style-name="gr25" draw:text-style-name="P1" draw:layer="layout" svg:x1="20.748cm" svg:y1="12.1cm" svg:x2="18.092cm" svg:y2="13.5cm">
          <text:p/>
        </draw:line>
        <draw:line draw:style-name="gr25" draw:text-style-name="P1" draw:layer="layout" svg:x1="21.948cm" svg:y1="14.3cm" svg:x2="19.292cm" svg:y2="15.7cm">
          <text:p/>
        </draw:line>
        <draw:line draw:style-name="gr25" draw:text-style-name="P1" draw:layer="layout" svg:x1="16.792cm" svg:y1="14.3cm" svg:x2="19.448cm" svg:y2="15.7cm">
          <text:p/>
        </draw:line>
        <draw:line draw:style-name="gr25" draw:text-style-name="P1" draw:layer="layout" svg:x1="18.092cm" svg:y1="12.2cm" svg:x2="20.748cm" svg:y2="13.6cm">
          <text:p/>
        </draw:line>
        <draw:custom-shape draw:style-name="gr28" draw:text-style-name="P13" draw:layer="layout" svg:width="2.9cm" svg:height="2.9cm" svg:x="19.1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2.9cm" svg:height="2.9cm" svg:x="9.166cm" svg:y="13.85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2.9cm" svg:height="2.9cm" svg:x="19.066cm" svg:y="13.95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2" draw:text-style-name="P1" draw:layer="layout" svg:x1="7.2cm" svg:y1="10.6cm" svg:x2="7.2cm" svg:y2="7.6cm">
          <text:p/>
        </draw:line>
        <draw:line draw:style-name="gr32" draw:text-style-name="P1" draw:layer="layout" svg:x1="5.7cm" svg:y1="9.1cm" svg:x2="8.7cm" svg:y2="9.1cm">
          <text:p/>
        </draw:line>
        <draw:line draw:style-name="gr33" draw:text-style-name="P1" draw:layer="layout" svg:x1="7cm" svg:y1="13.4cm" svg:x2="10cm" svg:y2="13.4cm">
          <text:p/>
        </draw:line>
        <draw:custom-shape draw:style-name="gr34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9" draw:text-style-name="P14" draw:layer="layout" svg:width="4.38cm" svg:height="4.51cm" svg:x="3.62cm" svg:y="2.29cm">
          <draw:text-box>
            <text:p><text:span text:style-name="T13">80</text:span></text:p>
          </draw:text-box>
        </draw:frame>
        <draw:frame draw:style-name="gr39" draw:text-style-name="P14" draw:layer="layout" svg:width="6.319cm" svg:height="4.51cm" svg:x="8.5cm" svg:y="5.79cm">
          <draw:text-box>
            <text:p><text:span text:style-name="T13">150</text:span></text:p>
          </draw:text-box>
        </draw:frame>
        <draw:frame draw:style-name="gr39" draw:text-style-name="P14" draw:layer="layout" svg:width="6.319cm" svg:height="4.51cm" svg:x="16.281cm" svg:y="9.09cm">
          <draw:text-box>
            <text:p><text:span text:style-name="T13">300</text:span></text:p>
          </draw:text-box>
        </draw:frame>
        <draw:frame draw:style-name="gr39" draw:text-style-name="P14" draw:layer="layout" svg:width="6.319cm" svg:height="4.51cm" svg:x="2.081cm" svg:y="12.49cm">
          <draw:text-box>
            <text:p><text:span text:style-name="T13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40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2" draw:text-style-name="P1" draw:layer="layout" svg:x1="10.8cm" svg:y1="7.6cm" svg:x2="10.8cm" svg:y2="12.4cm">
          <text:p/>
        </draw:line>
        <draw:line draw:style-name="gr42" draw:text-style-name="P1" draw:layer="layout" svg:x1="10.2cm" svg:y1="11.6cm" svg:x2="14.8cm" svg:y2="11.6cm">
          <text:p/>
        </draw:lin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4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5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.4cm" svg:y1="17cm" svg:x2="5.4cm" svg:y2="14cm">
          <text:p/>
        </draw:line>
        <draw:line draw:style-name="gr44" draw:text-style-name="P1" draw:layer="layout" svg:x1="5.2cm" svg:y1="16.8cm" svg:x2="8.8cm" svg:y2="16.8cm">
          <text:p/>
        </draw:line>
        <draw:custom-shape draw:style-name="gr45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6" draw:text-style-name="P1" draw:layer="layout" svg:width="8.4cm" svg:height="8.4cm" svg:x="1.4cm" svg:y="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5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3.851cm" svg:height="6cm" svg:x="5.583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5.583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3.549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3.851cm" svg:height="6cm" svg:x="1.865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4" draw:text-style-name="P1" draw:layer="layout" svg:width="0.483cm" svg:height="6cm" svg:x="5.474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2cm" svg:height="7.338cm" draw:transform="rotate (-1.5707963267949) translate (9.324cm 13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3cm" svg:height="6.015cm" draw:transform="rotate (-1.5707963267949) translate (8.723cm 11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4cm" svg:height="6.015cm" draw:transform="rotate (-1.5707963267949) translate (8.723cm 14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g>
          <draw:custom-shape draw:style-name="gr46" draw:text-style-name="P1" draw:layer="layout" svg:width="8.4cm" svg:height="8.4cm" svg:x="1.295cm" svg:y="0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6.098cm" svg:height="3.363cm" svg:x="2.389cm" svg:y="1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6cm" svg:height="3.599cm" draw:transform="skewX (0.000349065850398829) rotate (2.0943951023932) translate (3.873cm 9.534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7cm" svg:height="3.605cm" draw:transform="skewX (-8.40176528073357E-017) rotate (2.0943951023932) translate (6.96cm 9.534cm)">
              <text:p/>
  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custom-shape draw:style-name="gr46" draw:text-style-name="P1" draw:layer="layout" svg:width="8.4cm" svg:height="8.4cm" svg:x="10.295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11.389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0.000349065850398829) rotate (2.0943951023932) translate (12.873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7cm" svg:height="3.605cm" draw:transform="skewX (-8.40176528073357E-017) rotate (2.0943951023932) translate (15.96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9.19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20.284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6cm" svg:height="3.599cm" draw:transform="skewX (0.000349065850398829) rotate (2.0943951023932) translate (21.768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-8.4171373083119E-017) rotate (2.0943951023932) translate (24.861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rect draw:style-name="gr53" draw:text-style-name="P1" draw:layer="layout" svg:width="2.8cm" svg:height="2.8cm" svg:x="8.9cm" svg:y="5.6cm">
          <text:p/>
        </draw:rect>
        <draw:path draw:style-name="gr54" draw:text-style-name="P1" draw:layer="layout" svg:width="2.599cm" svg:height="1.599cm" svg:x="4cm" svg:y="3.4cm" svg:viewBox="0 0 2600 1600" svg:d="m0 1600c591-1600 1300-1600 1300-1600h1300">
          <text:p/>
        </draw:path>
        <draw:line draw:style-name="gr55" draw:text-style-name="P1" draw:layer="layout" svg:x1="3.4cm" svg:y1="5.5cm" svg:x2="3.4cm" svg:y2="2.5cm">
          <text:p/>
        </draw:line>
        <draw:line draw:style-name="gr55" draw:text-style-name="P1" draw:layer="layout" svg:x1="3.2cm" svg:y1="5.3cm" svg:x2="6.8cm" svg:y2="5.3cm">
          <text:p/>
        </draw:line>
        <draw:path draw:style-name="gr56" draw:text-style-name="P1" draw:layer="layout" svg:width="2.599cm" svg:height="1.999cm" svg:x="4cm" svg:y="3cm" svg:viewBox="0 0 2600 2000" svg:d="m0 2000c591-1600 1200-1800 1200-1800l1400-200">
          <text:p/>
        </draw:path>
        <draw:path draw:style-name="gr57" draw:text-style-name="P1" draw:layer="layout" svg:width="2.599cm" svg:height="1.407cm" svg:x="4cm" svg:y="3.592cm" svg:viewBox="0 0 2600 1408" svg:d="m0 1408c591-1600 1400-1400 1400-1400l1200 200">
          <text:p/>
        </draw:path>
        <draw:path draw:style-name="gr58" draw:text-style-name="P1" draw:layer="layout" svg:width="2.599cm" svg:height="1.243cm" svg:x="4cm" svg:y="3.756cm" svg:viewBox="0 0 2600 1244" svg:d="m0 1244c591-1600 1400-1200 1400-1200l1200 400">
          <text:p/>
        </draw:path>
        <draw:path draw:style-name="gr59" draw:text-style-name="P1" draw:layer="layout" svg:width="2.599cm" svg:height="2.399cm" svg:x="4cm" svg:y="2.6cm" svg:viewBox="0 0 2600 2400" svg:d="m0 2400c591-1600 1200-2000 1200-2000l1400-400">
          <text:p/>
        </draw:path>
        <draw:path draw:style-name="gr57" draw:text-style-name="P1" draw:layer="layout" svg:width="2.799cm" svg:height="0.599cm" svg:x="9.2cm" svg:y="3.2cm" svg:viewBox="0 0 2800 600" svg:d="m0 0c800 600 1600 600 1600 600h1200">
          <text:p/>
        </draw:path>
        <draw:g>
          <draw:line draw:style-name="gr60" draw:text-style-name="P16" draw:layer="layout" svg:x1="12.2cm" svg:y1="6.378cm" svg:x2="14.6cm" svg:y2="6.378cm">
            <text:p/>
          </draw:line>
          <draw:custom-shape draw:style-name="gr61" draw:text-style-name="P16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16" draw:layer="layout" svg:x1="12.2cm" svg:y1="6.978cm" svg:x2="14.6cm" svg:y2="6.978cm">
            <text:p/>
          </draw:line>
          <draw:line draw:style-name="gr63" draw:text-style-name="P16" draw:layer="layout" svg:x1="12.2cm" svg:y1="7.556cm" svg:x2="14.6cm" svg:y2="7.556cm">
            <text:p/>
          </draw:line>
          <draw:line draw:style-name="gr64" draw:text-style-name="P16" draw:layer="layout" svg:x1="13.374cm" svg:y1="5.8cm" svg:x2="13.374cm" svg:y2="8.2cm">
            <text:p/>
          </draw:line>
          <draw:line draw:style-name="gr65" draw:text-style-name="P16" draw:layer="layout" svg:x1="13.952cm" svg:y1="5.8cm" svg:x2="13.952cm" svg:y2="8.2cm">
            <text:p/>
          </draw:line>
          <draw:line draw:style-name="gr66" draw:text-style-name="P16" draw:layer="layout" svg:x1="12.796cm" svg:y1="5.8cm" svg:x2="12.796cm" svg:y2="8.2cm">
            <text:p/>
          </draw:line>
          <draw:line draw:style-name="gr67" draw:text-style-name="P16" draw:layer="layout" svg:x1="12.2cm" svg:y1="6.378cm" svg:x2="14.6cm" svg:y2="6.378cm">
            <text:p/>
          </draw:line>
          <draw:custom-shape draw:style-name="gr68" draw:text-style-name="P16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9" draw:text-style-name="P16" draw:layer="layout" svg:x1="12.2cm" svg:y1="6.978cm" svg:x2="14.6cm" svg:y2="6.978cm">
            <text:p/>
          </draw:line>
          <draw:line draw:style-name="gr70" draw:text-style-name="P16" draw:layer="layout" svg:x1="12.2cm" svg:y1="7.556cm" svg:x2="14.6cm" svg:y2="7.556cm">
            <text:p/>
          </draw:line>
          <draw:line draw:style-name="gr71" draw:text-style-name="P16" draw:layer="layout" svg:x1="13.374cm" svg:y1="5.8cm" svg:x2="13.374cm" svg:y2="8.2cm">
            <text:p/>
          </draw:line>
          <draw:line draw:style-name="gr72" draw:text-style-name="P16" draw:layer="layout" svg:x1="13.952cm" svg:y1="5.8cm" svg:x2="13.952cm" svg:y2="8.2cm">
            <text:p/>
          </draw:line>
          <draw:line draw:style-name="gr73" draw:text-style-name="P16" draw:layer="layout" svg:x1="12.796cm" svg:y1="5.8cm" svg:x2="12.796cm" svg:y2="8.2cm">
            <text:p/>
          </draw:line>
        </draw:g>
        <draw:path draw:style-name="gr74" draw:text-style-name="P1" draw:layer="layout" svg:width="2.599cm" svg:height="0.999cm" svg:x="9cm" svg:y="6.901cm" svg:viewBox="0 0 2600 1000" svg:d="m0 0c401 399 409 421 600 600s401 400 800 399 412-304 600-399 600 400 600 400">
          <text:p/>
        </draw:path>
        <draw:custom-shape draw:style-name="gr75" draw:text-style-name="P1" draw:layer="layout" svg:width="1.444cm" svg:height="1.444cm" draw:transform="rotate (-0.785398163397448) translate (11.011cm 5.26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607.19640179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1" draw:layer="layout" svg:x1="3.4cm" svg:y1="11.4cm" svg:x2="3.4cm" svg:y2="8.4cm">
          <text:p/>
        </draw:line>
        <draw:line draw:style-name="gr55" draw:text-style-name="P1" draw:layer="layout" svg:x1="3.2cm" svg:y1="11.2cm" svg:x2="6.8cm" svg:y2="11.2cm">
          <text:p/>
        </draw:line>
        <draw:path draw:style-name="gr59" draw:text-style-name="P1" draw:layer="layout" svg:width="2.899cm" svg:height="2.482cm" svg:x="3.68cm" svg:y="8.55cm" svg:viewBox="0 0 2900 2483" svg:d="m0 2472c300 8 69 28 300-22 237-52 283-113 400-400 91-225 340-1232 449-1450 200-400 200-600 600-600h1151">
          <text:p/>
        </draw:path>
        <draw:path draw:style-name="gr76" draw:text-style-name="P1" draw:layer="layout" svg:width="2.899cm" svg:height="2.49cm" svg:x="3.664cm" svg:y="8.538cm" svg:viewBox="0 0 2900 2491" svg:d="m0 2485c300 8 447 15 678-35 237-52 283-113 400-400 91-225 340-1232 449-1450 200-400 200-600 600-600l773 13">
          <text:p/>
        </draw:path>
        <draw:path draw:style-name="gr54" draw:text-style-name="P1" draw:layer="layout" svg:width="2.899cm" svg:height="2.488cm" svg:x="3.5cm" svg:y="8.543cm" svg:viewBox="0 0 2900 2489" svg:d="m0 2482c300 8 944 18 1175-32 237-52 283-113 400-400 91-225 340-1232 449-1450 200-400 200-600 600-600l276 10">
          <text:p/>
        </draw:path>
        <draw:path draw:style-name="gr57" draw:text-style-name="P1" draw:layer="layout" svg:width="2.899cm" svg:height="2.488cm" svg:x="3.852cm" svg:y="8.544cm" svg:viewBox="0 0 2900 2489" svg:d="m0 2482c300 8 944 18 1175-32 237-52 283-113 400-400 91-225 340-1232 449-1450 200-400 200-600 600-600l276 10">
          <text:p/>
        </draw:path>
        <presentation:notes draw:style-name="dp2">
          <draw:page-thumbnail draw:style-name="gr18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yan_20_Gradient_20_2" draw:display-name="Cyan Gradient 2" draw:style="linear" draw:start-color="#3333ff" draw:end-color="#cc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7-11-18T14:10:53.175000000</dc:date>
    <meta:editing-duration>PT2H54M5S</meta:editing-duration>
    <meta:editing-cycles>43</meta:editing-cycles>
    <meta:generator>LibreOffice/4.1.5.3$Windows_x86 LibreOffice_project/1c1366bba2ba2b554cd2ca4d87c06da81c05d24</meta:generator>
    <meta:document-statistic meta:object-count="242"/>
  </office:meta>
</office:document-meta>
</file>